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Pictures/10000000000001F4000001F4EDF6C559168033BA.png" manifest:media-type="image/png"/>
  <manifest:file-entry manifest:full-path="Pictures/10000201000001F4000001F48848360C75060335.png" manifest:media-type="image/png"/>
  <manifest:file-entry manifest:full-path="Pictures/1000000000000020000000204B249CA79A42C6D7.png" manifest:media-type="image/png"/>
  <manifest:file-entry manifest:full-path="Pictures/10000201000002F50000026BB82475AA14A628AA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51cm" svg:stroke-color="#3e79bd" draw:marker-start-width="0.203cm" draw:marker-end-width="0.203cm" draw:fill="none" draw:textarea-vertical-align="middle" fo:padding-top="0.1cm" fo:padding-bottom="0.1cm" fo:padding-left="0.225cm" fo:padding-right="0.2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6cm, 1.811cm, 1.719cm, 2.473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width="0.051cm" svg:stroke-color="#ed1c24" draw:marker-start-width="0.203cm" draw:marker-end-width="0.203cm" draw:fill="none" draw:textarea-vertical-align="middle" fo:padding-top="0.1cm" fo:padding-bottom="0.1cm" fo:padding-left="0.225cm" fo:padding-right="0.225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width="0.051cm" svg:stroke-color="#000000" draw:marker-start="Arrow" draw:marker-start-width="0.254cm" draw:marker-end="Arrow" draw:marker-end-width="0.254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03cm" draw:marker-end-width="0.203cm" draw:fill="none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1.68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23cm, 1.923cm, 1.423cm, 2.82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4cm, 3.082cm, 1.815cm, 2.534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text-properties style:font-name="DejaVu Sans" fo:font-size="12pt" style:font-size-asian="18pt" style:font-size-complex="18pt"/>
    </style:style>
    <style:style style:name="P5" style:family="paragraph">
      <loext:graphic-properties draw:fill="none" draw:fill-color="#ffffff"/>
      <style:text-properties style:font-name="DejaVu Sans" fo:font-size="20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style:font-name="DejaVu Sans" fo:font-size="12pt" style:font-size-asian="18pt" style:font-size-complex="18pt"/>
    </style:style>
    <style:style style:name="T2" style:family="text">
      <style:text-properties style:font-name="DejaVu Sans" fo:font-size="20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9.409cm" svg:x2="10.906cm" svg:y2="2.043cm">
          <text:p/>
        </draw:line>
        <draw:frame draw:style-name="gr2" draw:text-style-name="P1" draw:layer="layout" svg:width="9.232cm" svg:height="7.746cm" svg:x="12.557cm" svg:y="1.789cm">
          <draw:image xlink:href="Pictures/10000201000002F50000026BB82475AA14A628AA.png" xlink:type="simple" xlink:show="embed" xlink:actuate="onLoad">
            <text:p/>
          </draw:image>
        </draw:frame>
        <draw:line draw:style-name="gr3" draw:text-style-name="P1" draw:layer="layout" svg:x1="2.27cm" svg:y1="9.392cm" svg:x2="2.27cm" svg:y2="1.645cm">
          <text:p/>
        </draw:line>
        <draw:line draw:style-name="gr3" draw:text-style-name="P1" draw:layer="layout" svg:x1="2.27cm" svg:y1="9.392cm" svg:x2="11.033cm" svg:y2="9.392cm">
          <text:p/>
        </draw:line>
        <draw:line draw:style-name="gr4" draw:text-style-name="P1" draw:layer="layout" svg:x1="7.858cm" svg:y1="9.409cm" svg:x2="7.858cm" svg:y2="4.583cm">
          <text:p/>
        </draw:line>
        <draw:line draw:style-name="gr4" draw:text-style-name="P1" draw:layer="layout" svg:x1="6.461cm" svg:y1="9.409cm" svg:x2="6.461cm" svg:y2="5.853cm">
          <text:p/>
        </draw:line>
        <draw:frame draw:style-name="gr5" draw:text-style-name="P2" draw:layer="layout" svg:width="1.036cm" svg:height="0.737cm" svg:x="7.913cm" svg:y="7.12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0.546cm" svg:height="0.737cm" svg:x="10.066cm" svg:y="9.48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2" draw:layer="layout" svg:x1="6.461cm" svg:y1="7.504cm" svg:x2="7.858cm" svg:y2="7.504cm">
          <text:p/>
        </draw:line>
        <draw:line draw:style-name="gr6" draw:text-style-name="P2" draw:layer="layout" svg:x1="3.921cm" svg:y1="4.583cm" svg:x2="3.921cm" svg:y2="5.836cm">
          <text:p/>
        </draw:line>
        <draw:line draw:style-name="gr3" draw:text-style-name="P1" draw:layer="layout" svg:x1="12.811cm" svg:y1="9.392cm" svg:x2="12.811cm" svg:y2="1.645cm">
          <text:p/>
        </draw:line>
        <draw:line draw:style-name="gr3" draw:text-style-name="P1" draw:layer="layout" svg:x1="12.811cm" svg:y1="9.392cm" svg:x2="21.574cm" svg:y2="9.392cm">
          <text:p/>
        </draw:line>
        <draw:line draw:style-name="gr4" draw:text-style-name="P1" draw:layer="layout" svg:x1="12.811cm" svg:y1="4.566cm" svg:x2="19.923cm" svg:y2="4.566cm">
          <text:p/>
        </draw:line>
        <draw:line draw:style-name="gr4" draw:text-style-name="P1" draw:layer="layout" svg:x1="12.811cm" svg:y1="5.836cm" svg:x2="18.907cm" svg:y2="5.836cm">
          <text:p/>
        </draw:line>
        <draw:line draw:style-name="gr4" draw:text-style-name="P1" draw:layer="layout" svg:x1="19.923cm" svg:y1="9.392cm" svg:x2="19.923cm" svg:y2="4.566cm">
          <text:p/>
        </draw:line>
        <draw:line draw:style-name="gr4" draw:text-style-name="P1" draw:layer="layout" svg:x1="18.907cm" svg:y1="9.392cm" svg:x2="18.907cm" svg:y2="5.836cm">
          <text:p/>
        </draw:line>
        <draw:frame draw:style-name="gr5" draw:text-style-name="P3" draw:layer="layout" svg:width="0.2cm" svg:height="0.779cm" svg:x="11.922cm" svg:y="2.1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2" draw:layer="layout" svg:width="0.199cm" svg:height="0.767cm" svg:x="19.539cm" svg:y="9.6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2" draw:layer="layout" svg:width="1.245cm" svg:height="0.545cm" svg:x="13.852cm" svg:y="3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" draw:text-style-name="P2" draw:layer="layout" svg:x1="18.907cm" svg:y1="7.614cm" svg:x2="19.923cm" svg:y2="7.614cm">
          <text:p/>
        </draw:line>
        <draw:line draw:style-name="gr6" draw:text-style-name="P2" draw:layer="layout" svg:x1="14.462cm" svg:y1="4.566cm" svg:x2="14.462cm" svg:y2="5.836cm">
          <text:p/>
        </draw:line>
        <draw:line draw:style-name="gr7" draw:text-style-name="P1" draw:layer="layout" svg:x1="2.016cm" svg:y1="5.218cm" svg:x2="2.27cm" svg:y2="5.218cm">
          <text:p/>
        </draw:line>
        <draw:line draw:style-name="gr7" draw:text-style-name="P1" draw:layer="layout" svg:x1="12.557cm" svg:y1="5.243cm" svg:x2="12.811cm" svg:y2="5.243cm">
          <text:p/>
        </draw:line>
        <draw:frame draw:style-name="gr5" draw:text-style-name="P2" draw:layer="layout" svg:width="1.366cm" svg:height="0.844cm" svg:x="20.05cm" svg:y="7.2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4" draw:layer="layout" svg:width="0.889cm" svg:height="0.762cm" svg:x="20.812cm" svg:y="7.123cm">
          <draw:text-box>
            <text:p><text:span text:style-name="T1">+</text:span></text:p>
          </draw:text-box>
        </draw:frame>
        <draw:frame draw:style-name="gr9" draw:text-style-name="P5" draw:layer="layout" svg:width="1.397cm" svg:height="1.673cm" svg:x="0.873cm" svg:y="0.978cm">
          <draw:text-box>
            <text:p><text:span text:style-name="T2">a)</text:span></text:p>
          </draw:text-box>
        </draw:frame>
        <draw:frame draw:style-name="gr10" draw:text-style-name="P5" draw:layer="layout" svg:width="1.397cm" svg:height="1.932cm" svg:x="11.287cm" svg:y="1cm">
          <draw:text-box>
            <text:p><text:span text:style-name="T2">b)</text:span></text:p>
          </draw:text-box>
        </draw:frame>
        <draw:frame draw:style-name="gr5" draw:text-style-name="P3" draw:layer="layout" svg:width="0.702cm" svg:height="0.401cm" svg:x="11.728cm" svg:y="2.27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2" draw:layer="layout" svg:width="1.245cm" svg:height="0.545cm" svg:x="3.286cm" svg:y="3.9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2.27cm" svg:y1="5.828cm" svg:x2="6.461cm" svg:y2="5.853cm">
          <text:p/>
        </draw:line>
        <draw:line draw:style-name="gr4" draw:text-style-name="P1" draw:layer="layout" svg:x1="2.27cm" svg:y1="4.583cm" svg:x2="7.858cm" svg:y2="4.583cm">
          <text:p/>
        </draw:line>
        <draw:frame draw:style-name="gr5" draw:text-style-name="P2" draw:layer="layout" svg:width="1.999cm" svg:height="0.999cm" svg:x="10.882cm" svg:y="4.35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2" draw:layer="layout" svg:width="0.2cm" svg:height="0.47cm" svg:x="11.224cm" svg:y="5.84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2" draw:layer="layout" svg:width="0.876cm" svg:height="0.844cm" svg:x="20.625cm" svg:y="9.53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4" draw:layer="layout" svg:width="0.889cm" svg:height="0.762cm" svg:x="20.939cm" svg:y="9.409cm">
          <draw:text-box>
            <text:p><text:span text:style-name="T1">+</text:span></text:p>
          </draw:text-box>
        </draw:frame>
        <draw:frame draw:style-name="gr11" draw:text-style-name="P1" draw:layer="layout" svg:width="0.634cm" svg:height="0.634cm" svg:x="14.463cm" svg:y="3.822cm">
          <draw:image xlink:href="Pictures/10000201000001F4000001F48848360C75060335.png" xlink:type="simple" xlink:show="embed" xlink:actuate="onLoad">
            <text:p/>
          </draw:image>
        </draw:frame>
        <draw:frame draw:style-name="gr11" draw:text-style-name="P1" draw:layer="layout" svg:width="0.634cm" svg:height="0.634cm" svg:x="3.921cm" svg:y="3.822cm">
          <draw:image xlink:href="Pictures/10000201000001F4000001F48848360C75060335.png" xlink:type="simple" xlink:show="embed" xlink:actuate="onLoad">
            <text:p/>
          </draw:image>
        </draw:frame>
        <draw:frame draw:style-name="gr11" draw:text-style-name="P1" draw:layer="layout" svg:width="0.634cm" svg:height="0.634cm" svg:x="11.796cm" svg:y="2.17cm">
          <draw:image xlink:href="Pictures/10000201000001F4000001F48848360C75060335.png" xlink:type="simple" xlink:show="embed" xlink:actuate="onLoad">
            <text:p/>
          </draw:image>
        </draw:frame>
        <draw:frame draw:style-name="gr11" draw:text-style-name="P1" draw:layer="layout" svg:width="0.634cm" svg:height="0.634cm" svg:x="1.255cm" svg:y="2.043cm">
          <draw:image xlink:href="Pictures/10000201000001F4000001F48848360C75060335.png" xlink:type="simple" xlink:show="embed" xlink:actuate="onLoad">
            <text:p/>
          </draw:image>
        </draw:frame>
        <draw:frame draw:style-name="gr11" draw:text-style-name="P1" draw:layer="layout" svg:width="0.634cm" svg:height="0.634cm" svg:x="11.795cm" svg:y="4.837cm">
          <draw:image xlink:href="Pictures/10000201000001F4000001F48848360C75060335.png" xlink:type="simple" xlink:show="embed" xlink:actuate="onLoad">
            <text:p/>
          </draw:image>
        </draw:frame>
        <draw:frame draw:style-name="gr11" draw:text-style-name="P1" draw:layer="layout" svg:width="0.634cm" svg:height="0.634cm" svg:x="1.254cm" svg:y="4.837cm">
          <draw:image xlink:href="Pictures/10000201000001F4000001F48848360C75060335.png" xlink:type="simple" xlink:show="embed" xlink:actuate="onLoad">
            <text:p/>
          </draw:image>
        </draw:frame>
        <draw:frame draw:style-name="gr12" draw:text-style-name="P1" draw:layer="layout" svg:width="0.543cm" svg:height="0.634cm" svg:x="3.378cm" svg:y="3.821cm">
          <draw:image xlink:href="Pictures/10000000000001F4000001F4EDF6C559168033BA.png" xlink:type="simple" xlink:show="embed" xlink:actuate="onLoad">
            <text:p/>
          </draw:image>
        </draw:frame>
        <draw:frame draw:style-name="gr12" draw:text-style-name="P1" draw:layer="layout" svg:width="0.543cm" svg:height="0.634cm" svg:x="13.954cm" svg:y="3.822cm">
          <draw:image xlink:href="Pictures/10000000000001F4000001F4EDF6C559168033BA.png" xlink:type="simple" xlink:show="embed" xlink:actuate="onLoad">
            <text:p/>
          </draw:image>
        </draw:frame>
        <draw:frame draw:style-name="gr12" draw:text-style-name="P1" draw:layer="layout" svg:width="0.543cm" svg:height="0.634cm" svg:x="20.05cm" svg:y="7.251cm">
          <draw:image xlink:href="Pictures/10000000000001F4000001F4EDF6C559168033BA.png" xlink:type="simple" xlink:show="embed" xlink:actuate="onLoad">
            <text:p/>
          </draw:image>
        </draw:frame>
        <draw:frame draw:style-name="gr12" draw:text-style-name="P1" draw:layer="layout" svg:width="0.543cm" svg:height="0.634cm" svg:x="7.95cm" svg:y="7.123cm">
          <draw:image xlink:href="Pictures/10000000000001F4000001F4EDF6C559168033BA.png" xlink:type="simple" xlink:show="embed" xlink:actuate="onLoad">
            <text:p/>
          </draw:image>
        </draw:frame>
        <draw:frame draw:style-name="gr13" draw:text-style-name="P6" draw:layer="layout" svg:width="0.739cm" svg:height="0.725cm" svg:x="1.508cm" svg:y="5.091cm">
          <draw:text-box>
            <text:p><text:span text:style-name="T3">0</text:span></text:p>
          </draw:text-box>
        </draw:frame>
        <draw:frame draw:style-name="gr13" draw:text-style-name="P6" draw:layer="layout" svg:width="0.739cm" svg:height="0.725cm" svg:x="12.072cm" svg:y="5.09cm">
          <draw:text-box>
            <text:p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4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12:08:15.862146020</meta:creation-date>
    <dc:date>2023-05-10T17:05:46.833242592</dc:date>
    <meta:editing-duration>P1DT5H46M25S</meta:editing-duration>
    <meta:editing-cycles>21</meta:editing-cycles>
    <meta:generator>LibreOffice/6.0.7.3$Linux_X86_64 LibreOffice_project/00m0$Build-3</meta:generator>
    <meta:document-statistic meta:object-count="47"/>
  </office:meta>
</office:document-meta>
</file>

<file path=Object 10/content.xml><?xml version="1.0" encoding="utf-8"?>
<math xmlns="http://www.w3.org/1998/Math/MathML" display="block">
  <semantics>
    <mrow>
      <mi mathvariant="normal">Δ</mi>
      <mi>ω</mi>
    </mrow>
    <annotation encoding="StarMath 5.0">%DELTA %omega</annotation>
  </semantics>
</math>
</file>

<file path=Object 11/content.xml><?xml version="1.0" encoding="utf-8"?>
<math xmlns="http://www.w3.org/1998/Math/MathML" display="block">
  <semantics>
    <mrow>
      <mi mathvariant="normal">Δ</mi>
      <msub>
        <mi mathvariant="normal">B</mi>
        <mn>1</mn>
      </msub>
    </mrow>
    <annotation encoding="StarMath 5.0">%DELTA B_1</annotation>
  </semantics>
</math>
</file>

<file path=Object 12/content.xml><?xml version="1.0" encoding="utf-8"?>
<math xmlns="http://www.w3.org/1998/Math/MathML" display="block">
  <semantics>
    <mi>ω</mi>
    <annotation encoding="StarMath 5.0">%omega
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sub>
      <mi mathvariant="normal">B</mi>
      <mn>1</mn>
    </msub>
    <annotation encoding="StarMath 5.0">B_1</annotation>
  </semantics>
</math>
</file>

<file path=Object 2/content.xml><?xml version="1.0" encoding="utf-8"?>
<math xmlns="http://www.w3.org/1998/Math/MathML" display="block">
  <semantics>
    <mrow>
      <mi mathvariant="normal">Δ</mi>
      <mi>ω</mi>
    </mrow>
    <annotation encoding="StarMath 5.0">%DELTA %omega</annotation>
  </semantics>
</math>
</file>

<file path=Object 4/content.xml><?xml version="1.0" encoding="utf-8"?>
<math xmlns="http://www.w3.org/1998/Math/MathML" display="block">
  <semantics>
    <mrow>
      <mi mathvariant="normal">Δ</mi>
      <mi mathvariant="normal">z</mi>
    </mrow>
    <annotation encoding="StarMath 5.0">%DELTA z</annotation>
  </semantics>
</math>
</file>

<file path=Object 5/content.xml><?xml version="1.0" encoding="utf-8"?>
<math xmlns="http://www.w3.org/1998/Math/MathML" display="block">
  <semantics>
    <mi mathvariant="normal">z</mi>
    <annotation encoding="StarMath 5.0">z</annotation>
  </semantics>
</math>
</file>

<file path=Object 6/content.xml><?xml version="1.0" encoding="utf-8"?>
<math xmlns="http://www.w3.org/1998/Math/MathML" display="block"/>
</file>

<file path=Object 9/content.xml><?xml version="1.0" encoding="utf-8"?>
<math xmlns="http://www.w3.org/1998/Math/MathML" display="block"/>
</file>